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8.14 17:39   |   <text:a xlink:type="simple" xlink:href="http://palinfo.habago.org/Entry?Command=Information_PrintForum&amp;iPage=2#FORUM37788"><text:span text:style-name="T1">#</text:span></text:a></text:p>
      <text:p text:style-name="P2">卡韓政變 (145)：擅自移動貨物的高手 <text:line-break/><text:line-break/>陳真 2019. 08. 14. <text:line-break/><text:line-break/><text:line-break/>民進黨很有語言天份，原本是 "超買"，現在說是 "擅自移動貨物"，真是太厲害了，完全說中我的心！ <text:line-break/><text:line-break/>每次去銀行辦事，看到裏頭一堆鈔票，我就很想擅自移動鈔票到我的口袋裏。想著想著，就出神了，經常被櫃員搖醒，我方才回神，叫回魂魄。 <text:line-break/><text:line-break/>為了擅自移動鈔票，從大學起我就開始隨時找機會練習念力，主要練習道具就是骰子。我發現，只要夠專心，我連數學上的大數法則定理都能有效突破，讓骰子出現我要它出現的數字，並且達到統計學上的差異。 <text:line-break/><text:line-break/>各位看過 Emir Kusturica 的"流浪者之歌" 吧，我在裏頭飾演一個我根本不用演就已經很像我、擁有魔法的吉普賽人，叫做 Perhan (貝漢)；我能移動湯匙，讓它在牆上跳舞，還能叫罐頭走路。不過，我最想做的是用念力移動鈔票。 <text:line-break/><text:line-break/>楊秋興指控韓國瑜很愛錢，我心裏聽了真的很不是滋味，就愛錢這一點來講，相信很難有人可以跟我比。我認了第二，應該沒有人敢認第一。你知道嗎？我愛錢愛到因此有了計算癖，經常在心裏頭計算各種數字，例如我還得拼命工作 27 年 8 個月零 10 天，才能還清房貸；預估16年後，也就是 2035 年 3 月 27 日祖國全面復興的那一天，我的財產才能首次翻正，達到 0 以上，在這之前全是負值。每分每秒，平均有五、六組數列在我腦海 "同時" 進行運算，幾乎就是量子電腦的等級了。 <text:line-break/><text:line-break/>如果不是這項媲美大數據高速運算電腦那般忙碌的計算癖，我開車恐怕一會兒就會睡著了。每次開車，我通常會先精密預估甲地到乙地的公里數 (精確到小數點第二位) 以及所需要的時間。剛剛中午去加油時，我還透過高速心算，計算出一個數字：打從兩年又九個月零十五天之前，我申辦玉山山隆加油卡以來，每公升優惠一塊六到一塊八，我已經成功省下五千兩百九十六元。 <text:line-break/><text:line-break/>記得當實習醫師那一年，有一天，同學問我畢業後何去何從？我跟他說，"我想出國讀書，但我有叛亂案在身，限制出境，而且身無分文，難以如願，如果一時沒法出國讀書...."。說著說著，電梯來了，我和同學一道走進電梯，裏頭已經站滿一群病患和家屬。我們找了位置站好，我接著說："我想我會先當醫生，多賺一點錢"。 <text:line-break/><text:line-break/>沒想到，這話才一說完，整台電梯的病患和家屬全都轉過頭來，用一種不屑的眼光瞄我。其實我無所謂，愛錢不好嗎？我窮得大學六、七年沒飯吃，一年365 天能吃飽的日子不會超過5天，餓得骨瘦如柴，面黃肌瘦，餓成僵屍樣，人見人嫌，我不愛錢能活嗎？我不但愛錢，而且省錢，通常都是省到小數點第一位。 <text:line-break/><text:line-break/>因為太愛錢了，無時無刻想著錢，眼前只要有錢出現，我就很想用念力擅自移動鈔票到我的口袋裏。這其實是我深埋心底的一個秘密，沒想到一下就被民進黨給說中了。所謂高手一出口，便知有沒有。看來，這些綠色混蛋們，應該也都是擅自移動貨物這方面的高手才對。 <text:line-break/><text:line-break/>========== <text:line-break/>私菸案大事化小！走私變成「擅自移動貨物」財政部輕罰華航15萬 <text:line-break/><text:line-break/>風傳媒 <text:line-break/>林上祚 <text:line-break/>2019年8月14日 <text:line-break/><text:line-break/>總統府「永和警衛室」利用總統蔡英文出訪，走私上萬條洋菸的醜聞，最近似乎有大事化小的跡象。財政部關務署最近對協助國安人員走私洋菸的華膳倉儲，處以15萬元行政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